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72c1" officeooo:paragraph-rsid="001c72c1"/>
    </style:style>
    <style:style style:name="P2" style:family="paragraph" style:parent-style-name="Standard">
      <style:text-properties officeooo:rsid="001c72c1" officeooo:paragraph-rsid="001cc72c"/>
    </style:style>
    <style:style style:name="P3" style:family="paragraph" style:parent-style-name="Standard">
      <style:text-properties officeooo:rsid="001c72c1" officeooo:paragraph-rsid="001fa4a9"/>
    </style:style>
    <style:style style:name="P4" style:family="paragraph" style:parent-style-name="Standard">
      <style:text-properties fo:font-weight="bold" officeooo:rsid="001c72c1" officeooo:paragraph-rsid="001c72c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c72c1" officeooo:paragraph-rsid="001c72c1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1fa4a9" officeooo:paragraph-rsid="001fa4a9"/>
    </style:style>
    <style:style style:name="P7" style:family="paragraph" style:parent-style-name="Standard">
      <style:text-properties officeooo:rsid="001fa4a9" officeooo:paragraph-rsid="001fbce7"/>
    </style:style>
    <style:style style:name="P8" style:family="paragraph" style:parent-style-name="Standard">
      <style:text-properties officeooo:rsid="001fd6e0" officeooo:paragraph-rsid="001fd6e0"/>
    </style:style>
    <style:style style:name="P9" style:family="paragraph" style:parent-style-name="Standard">
      <style:text-properties fo:font-weight="bold" officeooo:rsid="001c72c1" officeooo:paragraph-rsid="001c72c1" style:font-weight-asian="bold" style:font-weight-complex="bold"/>
    </style:style>
    <style:style style:name="P10" style:family="paragraph" style:parent-style-name="Standard">
      <style:text-properties officeooo:rsid="001fa4a9" officeooo:paragraph-rsid="00219e62"/>
    </style:style>
    <style:style style:name="P11" style:family="paragraph" style:parent-style-name="Standard">
      <style:text-properties officeooo:rsid="001c72c1" officeooo:paragraph-rsid="002219b1"/>
    </style:style>
    <style:style style:name="T1" style:family="text">
      <style:text-properties officeooo:rsid="001cc72c"/>
    </style:style>
    <style:style style:name="T2" style:family="text">
      <style:text-properties officeooo:rsid="001fa4a9"/>
    </style:style>
    <style:style style:name="T3" style:family="text">
      <style:text-properties officeooo:rsid="001fbce7"/>
    </style:style>
    <style:style style:name="T4" style:family="text">
      <style:text-properties officeooo:rsid="001fd6e0"/>
    </style:style>
    <style:style style:name="T5" style:family="text">
      <style:text-properties officeooo:rsid="00219e62"/>
    </style:style>
    <style:style style:name="T6" style:family="text">
      <style:text-properties officeooo:rsid="001c72c1"/>
    </style:style>
    <style:style style:name="T7" style:family="text">
      <style:text-properties officeooo:rsid="002219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uskunftsvollmacht</text:p>
      <text:p text:style-name="P4"/>
      <text:p text:style-name="P4">Aussteller der Vollmacht ist die Familie <text:span text:style-name="T5">xxx mit folgenden Angehörigen</text:span>:</text:p>
      <text:p text:style-name="P4"/>
      <text:p text:style-name="P1">N<text:span text:style-name="T5">achn</text:span>ame <text:span text:style-name="T5">des Ehemannes</text:span>: </text:p>
      <text:p text:style-name="P1">Vorname: </text:p>
      <text:p text:style-name="P1">Geburtsdatum: </text:p>
      <text:p text:style-name="P1">Staatsangehörigkeit: </text:p>
      <text:p text:style-name="P1">Wohnort: </text:p>
      <text:p text:style-name="P1"/>
      <text:p text:style-name="P1"><text:span text:style-name="T5">Nachname der Ehefrau</text:span>: </text:p>
      <text:p text:style-name="P1">Vorname: </text:p>
      <text:p text:style-name="P1">Geburtsdatum: </text:p>
      <text:p text:style-name="P1">Staatsangehörigkeit: </text:p>
      <text:p text:style-name="P3">Wohnort: </text:p>
      <text:p text:style-name="P1"/>
      <text:p text:style-name="P6">Sowie die <text:span text:style-name="T5">xxx</text:span> Kinder:</text:p>
      <text:p text:style-name="P10"><text:span text:style-name="T5">xxx</text:span>, geboren am <text:span text:style-name="T5">xxx</text:span>, <text:span text:style-name="T6">Staatsangehörigkeit: </text:span><text:span text:style-name="T5">xxx</text:span><text:span text:style-name="T6"> </text:span></text:p>
      <text:p text:style-name="P10"><text:span text:style-name="T5">xxx</text:span>, geboren am <text:span text:style-name="T5">xxx</text:span>, <text:span text:style-name="T6">Staatsangehörigkeit: </text:span><text:span text:style-name="T5">xxx</text:span><text:span text:style-name="T6"> </text:span></text:p>
      <text:p text:style-name="P10"><text:span text:style-name="T5">xxx</text:span>, geboren am <text:span text:style-name="T5">xxx</text:span>, <text:span text:style-name="T6">Staatsangehörigkeit: </text:span><text:span text:style-name="T5">xxx</text:span><text:span text:style-name="T6"> </text:span></text:p>
      <text:p text:style-name="P1"/>
      <text:p text:style-name="P1"/>
      <text:p text:style-name="P4">Auskunftsvollmacht</text:p>
      <text:p text:style-name="P1"/>
      <text:p text:style-name="P2">Wir bevollmächtigen hiermit <text:span text:style-name="T1">unsere/</text:span><text:span text:style-name="T7">n</text:span><text:span text:style-name="T1"> ehrenamtliche/</text:span><text:span text:style-name="T7">n</text:span><text:span text:style-name="T1"> Pat</text:span><text:span text:style-name="T7">en/</text:span><text:span text:style-name="T1">in</text:span>:</text:p>
      <text:p text:style-name="P1">Frau/<text:span text:style-name="T7">Herr</text:span> </text:p>
      <text:p text:style-name="P1">Geburtsdatum: </text:p>
      <text:p text:style-name="P1">Wohnort: </text:p>
      <text:p text:style-name="P1">E-Mail: </text:p>
      <text:p text:style-name="P1">Tel.: </text:p>
      <text:p text:style-name="P1">Mobil: </text:p>
      <text:p text:style-name="P1"/>
      <text:p text:style-name="P1">Auskünfte für unsere Familie bei Behörden, Ämtern und Versicherungen einzuholen <text:span text:style-name="T1">und zu erteilen</text:span>. <text:span text:style-name="T1">Bei Nachfragen darf sie angerufen werden.</text:span></text:p>
      <text:p text:style-name="P1"/>
      <text:p text:style-name="P1"/>
      <text:p text:style-name="P1"/>
      <text:p text:style-name="P1">Diese Auskunftsvollmacht gilt ohne Einschränkungen, bis sie widerrufen wird.</text:p>
      <text:p text:style-name="P1"/>
      <text:p text:style-name="P1"/>
      <text:p text:style-name="P8"><text:span text:style-name="T7">Wohnort XXX</text:span>, <text:span text:style-name="T7">Datum XXX</text:span></text:p>
      <text:p text:style-name="P1"/>
      <text:p text:style-name="P1"/>
      <text:p text:style-name="P1">------------------------------------------- <text:span text:style-name="T1">(</text:span><text:span text:style-name="T7">Unterschrift Ehemann xxx</text:span><text:span text:style-name="T1">)</text:span></text:p>
      <text:p text:style-name="P1"/>
      <text:p text:style-name="P1"/>
      <text:p text:style-name="P11">-------------------------------------------- <text:span text:style-name="T1">(</text:span><text:span text:style-name="T7">Unterschrift Ehefrau xxx</text:span><text:span text:style-name="T1">)</text:span></text:p>
      <text:p text:style-name="P1"/>
      <text:p text:style-name="P1"/>
      <text:p text:style-name="P1">-------------------------------------------- <text:span text:style-name="T1">(</text:span><text:span text:style-name="T7">Unterschrift Kinder ab 16 Jahre xxx</text:span><text:span text:style-name="T1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1T11:50:52.604000000</meta:creation-date>
    <dc:date>2022-11-04T18:49:30.809000000</dc:date>
    <meta:editing-duration>PT35M58S</meta:editing-duration>
    <meta:editing-cycles>8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30" meta:word-count="107" meta:character-count="993" meta:non-whitespace-character-count="897"/>
  </office:meta>
</office:document-meta>
</file>